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CacheLRU.PatternCacheLRU( int capacity , PatternCompiler comp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CacheLRU.PatternCacheLRU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CacheLRU.PatternCacheLRU( PatternCompiler comp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CacheLRU.PatternCacheLR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